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  <style:font-face style:name="TimesNewRomanPSMT" svg:font-family="TimesNewRomanPSMT" style:font-family-generic="roman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officeooo:paragraph-rsid="00106b9e"/>
    </style:style>
    <style:style style:name="P3" style:family="paragraph" style:parent-style-name="Standard">
      <style:text-properties officeooo:paragraph-rsid="00106b9e" fo:background-color="#729fcf"/>
    </style:style>
    <style:style style:name="P4" style:family="paragraph" style:parent-style-name="Standard">
      <style:text-properties officeooo:rsid="00106b9e" officeooo:paragraph-rsid="00106b9e" fo:background-color="#729fcf"/>
    </style:style>
    <style:style style:name="P5" style:family="paragraph" style:parent-style-name="Standard">
      <style:text-properties officeooo:paragraph-rsid="00106b9e" fo:background-color="transparent"/>
    </style:style>
    <style:style style:name="P6" style:family="paragraph" style:parent-style-name="Standard">
      <style:text-properties officeooo:paragraph-rsid="00106b9e" fo:background-color="transparent"/>
    </style:style>
    <style:style style:name="P7" style:family="paragraph" style:parent-style-name="Standard">
      <style:text-properties officeooo:rsid="00106b9e" officeooo:paragraph-rsid="00106b9e" fo:background-color="#ffde59"/>
    </style:style>
    <style:style style:name="P8" style:family="paragraph" style:parent-style-name="Text_20_body">
      <style:text-properties officeooo:rsid="00106b9e" officeooo:paragraph-rsid="00106b9e" fo:background-color="#729fcf"/>
    </style:style>
    <style:style style:name="T1" style:family="text">
      <style:text-properties style:font-name="Calibri-Light" fo:font-size="28pt" style:font-size-asian="28pt"/>
    </style:style>
    <style:style style:name="T2" style:family="text">
      <style:text-properties fo:color="#2f5497" loext:opacity="100%" style:font-name="Calibri-Light" fo:font-size="16pt" style:font-size-asian="16pt"/>
    </style:style>
    <style:style style:name="T3" style:family="text">
      <style:text-properties fo:color="#2f5497" loext:opacity="100%" style:font-name="Calibri-Light" fo:font-size="13pt" style:font-size-asian="13pt"/>
    </style:style>
    <style:style style:name="T4" style:family="text">
      <style:text-properties fo:color="#000000" loext:opacity="100%" style:font-name="ArialMT" fo:font-size="11pt" style:font-size-asian="11pt"/>
    </style:style>
    <style:style style:name="T5" style:family="text">
      <style:text-properties fo:color="#000000" loext:opacity="100%" style:font-name="Arial-BoldMT" fo:font-size="11pt" fo:font-weight="bold" style:font-size-asian="11pt" style:font-weight-asian="bold"/>
    </style:style>
    <style:style style:name="T6" style:family="text">
      <style:text-properties fo:color="#000000" loext:opacity="100%" style:font-name="Calibri-Light" fo:font-size="28pt" style:font-size-asian="28pt"/>
    </style:style>
    <style:style style:name="T7" style:family="text">
      <style:text-properties fo:color="#000000" loext:opacity="100%" style:font-name="CourierNewPSMT" fo:font-size="10pt" style:font-size-asian="10pt"/>
    </style:style>
    <style:style style:name="T8" style:family="text">
      <style:text-properties fo:color="#000000" loext:opacity="100%" style:font-name="CourierNewPSMT" fo:font-size="11pt" style:font-size-asian="11pt"/>
    </style:style>
    <style:style style:name="T9" style:family="text">
      <style:text-properties fo:color="#000000" loext:opacity="100%" style:font-name="CourierNewPSMT" fo:font-size="12pt" style:font-size-asian="12pt"/>
    </style:style>
    <style:style style:name="T10" style:family="text">
      <style:text-properties fo:color="#000000" loext:opacity="100%" style:font-name="CourierNewPSMT" fo:font-size="12pt" style:font-size-asian="12pt"/>
    </style:style>
    <style:style style:name="T11" style:family="text">
      <style:text-properties fo:color="#000000" loext:opacity="100%" style:font-name="CourierNewPS-BoldMT" fo:font-size="10pt" fo:font-weight="bold" style:font-size-asian="10pt" style:font-weight-asian="bold"/>
    </style:style>
    <style:style style:name="T12" style:family="text">
      <style:text-properties fo:color="#000000" loext:opacity="100%" style:font-name="SymbolMT" fo:font-size="11pt" style:font-size-asian="11pt"/>
    </style:style>
    <style:style style:name="T13" style:family="text">
      <style:text-properties fo:color="#000000" loext:opacity="100%" style:font-name="Calibri" fo:font-size="12pt" style:font-size-asian="12pt"/>
    </style:style>
    <style:style style:name="T14" style:family="text">
      <style:text-properties fo:color="#000000" loext:opacity="100%" style:font-name="TimesNewRomanPSMT" fo:font-size="12pt" style:font-size-asian="12pt"/>
    </style:style>
    <style:style style:name="T15" style:family="text">
      <style:text-properties style:font-name="CourierNewPSMT" fo:font-size="10pt" style:font-size-asian="10pt"/>
    </style:style>
    <style:style style:name="T16" style:family="text">
      <style:text-properties style:font-name="CourierNewPSMT" fo:font-size="11pt" style:font-size-asian="11pt"/>
    </style:style>
    <style:style style:name="T17" style:family="text">
      <style:text-properties style:font-name="CourierNewPS-BoldMT" fo:font-size="10pt" fo:font-weight="bold" style:font-size-asian="10pt" style:font-weight-asian="bold"/>
    </style:style>
    <style:style style:name="T18" style:family="text">
      <style:text-properties style:font-name="ArialMT" fo:font-size="11pt" style:font-size-asian="11pt"/>
    </style:style>
    <style:style style:name="T19" style:family="text">
      <style:text-properties style:font-name="SymbolMT" fo:font-size="11pt" style:font-size-asian="11pt"/>
    </style:style>
    <style:style style:name="T20" style:family="text">
      <style:text-properties style:font-name="Calibri" fo:font-size="12pt" style:font-size-asian="12pt"/>
    </style:style>
    <style:style style:name="T21" style:family="text">
      <style:text-properties style:font-name="Calibri" fo:font-size="12pt" fo:background-color="transparent" loext:char-shading-value="0" style:font-size-asian="12pt"/>
    </style:style>
    <style:style style:name="T22" style:family="text">
      <style:text-properties style:font-name="TimesNewRomanPSMT" fo:font-size="12pt" style:font-size-asian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Building an Enterprise Network</text:span></text:p>
      <text:p text:style-name="Standard"><text:span text:style-name="T1">Part 4: Management VLAN</text:span></text:p>
      <text:p text:style-name="Standard"><text:span text:style-name="T1"/></text:p>
      <text:p text:style-name="P1" loext:marker-style-name="T2"><text:span text:style-name="T2">Management VLANs</text:span></text:p>
      <text:p text:style-name="P1" loext:marker-style-name="T4"><text:span text:style-name="T4">Configuring the Switched Virtual Interface (SVI) on a VLAN other than VLAN 1 is considered best</text:span><text:span text:style-name="T4"/></text:p>
      <text:p text:style-name="P1" loext:marker-style-name="T4"><text:span text:style-name="T4">practice for several reasons:</text:span><text:span text:style-name="T4"/></text:p>
      <text:p text:style-name="P1" loext:marker-style-name="T4"><text:span text:style-name="T4">1. </text:span><text:span text:style-name="T5">Security: </text:span><text:span text:style-name="T4">VLAN 1 is the default VLAN on many switches, and it carries all untagged traffic.</text:span></text:p>
      <text:p text:style-name="P1" loext:marker-style-name="T4"><text:span text:style-name="T4">Because of this, it's often targeted for VLAN hopping and other network attacks. By moving</text:span><text:span text:style-name="T4"/></text:p>
      <text:p text:style-name="P1" loext:marker-style-name="T4"><text:span text:style-name="T4">important services like management interfaces (SVI) to another VLAN, you reduce the risk of</text:span><text:span text:style-name="T4"/></text:p>
      <text:p text:style-name="P1" loext:marker-style-name="T4"><text:span text:style-name="T4">these services being compromised.</text:span><text:span text:style-name="T4"/></text:p>
      <text:p text:style-name="P1" loext:marker-style-name="T4"><text:span text:style-name="T4">2. </text:span><text:span text:style-name="T5">Traffic Segmentation: </text:span><text:span text:style-name="T4">Using a separate VLAN for management traffic ensures that it is</text:span></text:p>
      <text:p text:style-name="P1" loext:marker-style-name="T4"><text:span text:style-name="T4">isolated from user data traffic, reducing the risk of congestion and performance issues on the</text:span><text:span text:style-name="T4"/></text:p>
      <text:p text:style-name="P1" loext:marker-style-name="T4"><text:span text:style-name="T4">management interface. This segmentation also helps in prioritizing traffic, ensuring that</text:span><text:span text:style-name="T4"/></text:p>
      <text:p text:style-name="P1" loext:marker-style-name="T4"><text:span text:style-name="T4">management traffic is always accessible, even during high data traffic periods.</text:span><text:span text:style-name="T4"/></text:p>
      <text:p text:style-name="P1" loext:marker-style-name="T4"><text:span text:style-name="T4">3. </text:span><text:span text:style-name="T5">Best Practice and Compliance: </text:span><text:span text:style-name="T4">Many network security standards and best practices</text:span></text:p>
      <text:p text:style-name="P1" loext:marker-style-name="T4"><text:span text:style-name="T4">recommend segregating management and user data traffic. This segregation helps in adhering</text:span><text:span text:style-name="T4"/></text:p>
      <text:p text:style-name="P1" loext:marker-style-name="T4"><text:span text:style-name="T4">to compliance requirements for network security.</text:span><text:span text:style-name="T4"/></text:p>
      <text:p text:style-name="P1" loext:marker-style-name="T4"><text:span text:style-name="T4">4. </text:span><text:span text:style-name="T5">Network Organization: </text:span><text:span text:style-name="T4">Having a dedicated VLAN for management purposes helps in</text:span></text:p>
      <text:p text:style-name="P1" loext:marker-style-name="T4"><text:span text:style-name="T4">organizing the network more efficiently. It allows network administrators to apply specific</text:span><text:span text:style-name="T4"/></text:p>
      <text:p text:style-name="P1" loext:marker-style-name="T4"><text:span text:style-name="T4">policies and controls to the management traffic without affecting the user data traffic.</text:span><text:span text:style-name="T4"/></text:p>
      <text:p text:style-name="P1" loext:marker-style-name="T4"><text:span text:style-name="T4">We will use the management VLAN to remotely access the layer 2 and layer 3 switches using a</text:span><text:span text:style-name="T4"/></text:p>
      <text:p text:style-name="Standard"><text:span text:style-name="T4">separate VLAN 180 associated with 10.180.0.0/16.</text:span></text:p>
      <text:p text:style-name="Standard"><text:span text:style-name="T6"/></text:p>
      <text:p text:style-name="P1" loext:marker-style-name="T2"><text:span text:style-name="T2">Configure Management VLANs</text:span></text:p>
      <text:p text:style-name="Standard"><text:span text:style-name="T3">Configure Management VLAN on Distribution-1</text:span></text:p>
      <text:p text:style-name="Standard"><text:span text:style-name="T6"/></text:p>
      <text:p text:style-name="P2" loext:marker-style-name="T17">distribution-1(config)# </text:p>
      <text:p text:style-name="P2" loext:marker-style-name="T17"/>
      <text:p text:style-name="P2" loext:marker-style-name="T17">interface vlan 180</text:p>
      <text:p text:style-name="Standard" loext:marker-style-name="T17">ip address 10.180.1.1 255.255.255.0</text:p>
      <text:p text:style-name="Standard" loext:marker-style-name="T17">no shutdown</text:p>
      <text:p text:style-name="Standard" loext:marker-style-name="T17">exit</text:p>
      <text:p text:style-name="Standard" loext:marker-style-name="T15"><text:span text:style-name="T15"/></text:p>
      <text:p text:style-name="Standard">distribution-1(config)#</text:p>
      <text:p text:style-name="Standard"><text:span text:style-name="T6"/></text:p>
      <text:p text:style-name="Standard"><text:span text:style-name="T3">Configure Management VLAN on Distribution-2</text:span></text:p>
      <text:p text:style-name="Standard"><text:span text:style-name="T6"/></text:p>
      <text:p text:style-name="P1" loext:marker-style-name="T3"><text:span text:style-name="T3">Configure Management VLAN on Distribution-2</text:span></text:p>
      <text:p text:style-name="P1" loext:marker-style-name="T4"><text:span text:style-name="T4">Distribution-2 switch and access switches connected to distribution-2 will be on the management</text:span><text:span text:style-name="T4"/></text:p>
      <text:p text:style-name="P1" loext:marker-style-name="T4"><text:soft-page-break/><text:span text:style-name="T4">VLAN 180 that is associated with the IPv4 network 10.180.2.0/24. The distribution-1 switch will have</text:span><text:span text:style-name="T4"/></text:p>
      <text:p text:style-name="P1" loext:marker-style-name="T4"><text:span text:style-name="T4">the IPv4 address 10.180.2.1/24. This will also be used as the default gateway for the other devices,</text:span><text:span text:style-name="T4"/></text:p>
      <text:p text:style-name="P1" loext:marker-style-name="T4"><text:span text:style-name="T4">Layer 2 switches, on the 10.180.2.0/24 network.</text:span><text:span text:style-name="T4"/></text:p>
      <text:p text:style-name="P1" loext:marker-style-name="T4"><text:span text:style-name="T5">Note</text:span><text:span text:style-name="T4">: Both management VLANs on separate IPv4 networks are both VLAN 180. This is fine because</text:span></text:p>
      <text:p text:style-name="P1" loext:marker-style-name="T4"><text:span text:style-name="T4">they are separated by the network between distribution-1 and distribution 2 switches. We kept the</text:span><text:span text:style-name="T4"/></text:p>
      <text:p text:style-name="P1" loext:marker-style-name="T4"><text:span text:style-name="T4">same VLAN number for simplicity but some network policies will have you use different VLAN</text:span><text:span text:style-name="T4"/></text:p>
      <text:p text:style-name="P1" loext:marker-style-name="T4"><text:span text:style-name="T4">numbers.</text:span></text:p>
      <text:p text:style-name="P1" loext:marker-style-name="T4"><text:span text:style-name="T4"/></text:p>
      <text:p text:style-name="P1" loext:marker-style-name="T4"><text:span text:style-name="T4"/></text:p>
      <text:p text:style-name="P2" loext:marker-style-name="T11">distribution-2(config)# </text:p>
      <text:p text:style-name="P2" loext:marker-style-name="T11"/>
      <text:p text:style-name="P2" loext:marker-style-name="T11">interface vlan 180<text:span text:style-name="T11"/></text:p>
      <text:p text:style-name="Standard" loext:marker-style-name="T11">ip address 10.180.2.1 255.255.255.0</text:p>
      <text:p text:style-name="Standard" loext:marker-style-name="T11">no shutdown</text:p>
      <text:p text:style-name="Standard" loext:marker-style-name="T11">exit</text:p>
      <text:p text:style-name="Standard" loext:marker-style-name="T11"><text:span text:style-name="T7"/></text:p>
      <text:p text:style-name="Standard">distribution-2(config)#</text:p>
      <text:p text:style-name="Standard"><text:span text:style-name="T6"/></text:p>
      <text:p text:style-name="P1" loext:marker-style-name="T3"><text:span text:style-name="T3">Configure Management VLAN on Access Layer Switches</text:span></text:p>
      <text:p text:style-name="P1" loext:marker-style-name="T4"><text:span text:style-name="T4">The default gateway is required on access switches, so these switches, when remotely accessed and</text:span><text:span text:style-name="T4"/></text:p>
      <text:p text:style-name="P1" loext:marker-style-name="T4"><text:span text:style-name="T4">acting as a “computer” or “server” can forward packets to a Layer 3 device (distribution switch) when</text:span><text:span text:style-name="T4"/></text:p>
      <text:p text:style-name="P1" loext:marker-style-name="T4"><text:span text:style-name="T4">telnet/ssh client is on another network.</text:span><text:span text:style-name="T4"/></text:p>
      <text:p text:style-name="P1" loext:marker-style-name="T4"><text:span text:style-name="T4">For the access switches, you will include the distribution layer switch, in the same IPv4 network, as its</text:span><text:span text:style-name="T4"/></text:p>
      <text:p text:style-name="P1" loext:marker-style-name="T4"><text:span text:style-name="T4">default gateway.</text:span><text:span text:style-name="T4"/></text:p>
      <text:p text:style-name="P1" loext:marker-style-name="T4"><text:span text:style-name="T4">These access switches will use the distribution-1 switch IPv4 address as its default gateway. Both the</text:span><text:span text:style-name="T4"/></text:p>
      <text:p text:style-name="P1" loext:marker-style-name="T4"><text:span text:style-name="T4">access switches and the distribution switch have management VLAN SVIs in the 10.180.1.0/24</text:span><text:span text:style-name="T4"/></text:p>
      <text:p text:style-name="P1" loext:marker-style-name="T4"><text:span text:style-name="T4">network.</text:span><text:span text:style-name="T4"/></text:p>
      <text:p text:style-name="P1" loext:marker-style-name="T4"><text:span text:style-name="T12">• </text:span><text:span text:style-name="T4">Default Gateway is Distribution-1: 10.180.1.1/24</text:span></text:p>
      <text:p text:style-name="P1" loext:marker-style-name="T4"><text:span text:style-name="T8">o </text:span><text:span text:style-name="T4">Access-1-1: 10.180.1.10/24, default gateway: 10.180.1.1</text:span></text:p>
      <text:p text:style-name="P1" loext:marker-style-name="T4"><text:span text:style-name="T8">o </text:span><text:span text:style-name="T4">Access-2-1: 10.180.1.20/24, default gateway: 10.180.1.1</text:span></text:p>
      <text:p text:style-name="P1" loext:marker-style-name="T4"><text:span text:style-name="T8">o </text:span><text:span text:style-name="T4">Access-1-2: 10.180.1.30/24, default gateway: 10.180.1.1</text:span></text:p>
      <text:p text:style-name="P1" loext:marker-style-name="T4"><text:span text:style-name="T8">o </text:span><text:span text:style-name="T4">Access-2-2: 10.180.1.40/24, default gateway: 10.180.1.1</text:span></text:p>
      <text:p text:style-name="P1" loext:marker-style-name="T13"><text:span text:style-name="T13"/></text:p>
      <text:p text:style-name="P1" loext:marker-style-name="T13"><text:span text:style-name="T13">Configuring the management VLAN for access-1-1</text:span></text:p>
      <text:p text:style-name="P1" loext:marker-style-name="T13"><text:span text:style-name="T13"/></text:p>
      <text:p text:style-name="Standard" loext:marker-style-name="T11">access-1-1(config)# </text:p>
      <text:p text:style-name="Standard" loext:marker-style-name="T11"/>
      <text:p text:style-name="Standard" loext:marker-style-name="T11">interface vlan 180<text:span text:style-name="T11"/></text:p>
      <text:p text:style-name="Standard" loext:marker-style-name="T11">ip address 10.180.1.10 255.255.255.0</text:p>
      <text:p text:style-name="Standard" loext:marker-style-name="T11">no shutdown</text:p>
      <text:p text:style-name="Standard" loext:marker-style-name="T11">exit</text:p>
      <text:p text:style-name="P3" loext:marker-style-name="T11">ip default-gateway 10.180.1.1<text:span text:style-name="T11"/></text:p>
      <text:p text:style-name="Standard" loext:marker-style-name="T13"/>
      <text:p text:style-name="Standard" loext:marker-style-name="T13"/>
      <text:p text:style-name="Standard" loext:marker-style-name="T13"/>
      <text:p text:style-name="Standard" loext:marker-style-name="T13"/>
      <text:p text:style-name="Standard" loext:marker-style-name="T13"/>
      <text:p text:style-name="Standard" loext:marker-style-name="T13"/>
      <text:p text:style-name="Standard" loext:marker-style-name="T13">Configuring the management VLAN for access-2-1</text:p>
      <text:p text:style-name="Standard" loext:marker-style-name="T13"><text:soft-page-break/></text:p>
      <text:p text:style-name="Standard" loext:marker-style-name="T11">access-2-1(config)# </text:p>
      <text:p text:style-name="Standard" loext:marker-style-name="T11"/>
      <text:p text:style-name="Standard" loext:marker-style-name="T11">interface vlan 180<text:span text:style-name="T11"/></text:p>
      <text:p text:style-name="Standard" loext:marker-style-name="T11">ip address 10.180.1.20 255.255.255.0</text:p>
      <text:p text:style-name="Standard" loext:marker-style-name="T11">no shutdown</text:p>
      <text:p text:style-name="Standard" loext:marker-style-name="T11">exit</text:p>
      <text:p text:style-name="P3" loext:marker-style-name="T11">ip default-gateway 10.180.1.1<text:span text:style-name="T11"/></text:p>
      <text:p text:style-name="Standard" loext:marker-style-name="T13"/>
      <text:p text:style-name="Standard" loext:marker-style-name="T13"/>
      <text:p text:style-name="Standard" loext:marker-style-name="T13">Configuring the management VLAN for access-1-2<text:span text:style-name="T13"/></text:p>
      <text:p text:style-name="Standard" loext:marker-style-name="T11"/>
      <text:p text:style-name="Standard" loext:marker-style-name="T11"/>
      <text:p text:style-name="Standard" loext:marker-style-name="T11">access-1-2(config)# </text:p>
      <text:p text:style-name="Standard" loext:marker-style-name="T11"/>
      <text:p text:style-name="Standard" loext:marker-style-name="T11">interface vlan 180<text:span text:style-name="T11"/></text:p>
      <text:p text:style-name="Standard" loext:marker-style-name="T11">ip address 10.180.1.30 255.255.255.0</text:p>
      <text:p text:style-name="Standard" loext:marker-style-name="T11">no shutdown</text:p>
      <text:p text:style-name="Standard" loext:marker-style-name="T11">exit</text:p>
      <text:p text:style-name="P3" loext:marker-style-name="T11">ip default-gateway 10.180.1.1<text:span text:style-name="T11"/></text:p>
      <text:p text:style-name="Standard" loext:marker-style-name="T14"/>
      <text:p text:style-name="Standard" loext:marker-style-name="T14"/>
      <text:p text:style-name="Standard" loext:marker-style-name="T13">Configuring the management VLAN for access-2-2</text:p>
      <text:p text:style-name="Standard" loext:marker-style-name="T13"/>
      <text:p text:style-name="Standard" loext:marker-style-name="T11">access-2-2(config)# </text:p>
      <text:p text:style-name="Standard" loext:marker-style-name="T11"/>
      <text:p text:style-name="Standard" loext:marker-style-name="T11">interface vlan 180<text:span text:style-name="T11"/></text:p>
      <text:p text:style-name="Standard" loext:marker-style-name="T11">ip address 10.180.1.40 255.255.255.0</text:p>
      <text:p text:style-name="Standard" loext:marker-style-name="T11">no shutdown</text:p>
      <text:p text:style-name="Standard" loext:marker-style-name="T11">exit</text:p>
      <text:p text:style-name="P3">ip default-gateway 10.180.1.1</text:p>
      <text:p text:style-name="P3"/>
      <text:p text:style-name="P3"/>
      <text:p text:style-name="P1" loext:marker-style-name="T18"><text:span text:style-name="T18">These access switches will use the distribution-2 switch IPv4 address as its default gateway. Both the</text:span></text:p>
      <text:p text:style-name="P1" loext:marker-style-name="T18"><text:span text:style-name="T18">access switches and the distribution switch have management VLAN SVIs in the 10.180.2.0/24</text:span><text:span text:style-name="T18"/></text:p>
      <text:p text:style-name="P1" loext:marker-style-name="T18"><text:span text:style-name="T18">network.</text:span><text:span text:style-name="T18"/></text:p>
      <text:p text:style-name="P1" loext:marker-style-name="T18"><text:span text:style-name="T19">• </text:span><text:span text:style-name="T18">Distribution-2: 10.180.2.1/24</text:span></text:p>
      <text:p text:style-name="P1" loext:marker-style-name="T18"><text:span text:style-name="T16">o </text:span><text:span text:style-name="T18">Access-1-3: 10.180.2.10/24, default gateway: 10.180.2.1</text:span></text:p>
      <text:p text:style-name="P1" loext:marker-style-name="T18"><text:span text:style-name="T16">o </text:span><text:span text:style-name="T18">Access-2-3: 10.180.2.20/24, default gateway: 10.180.2.1</text:span></text:p>
      <text:p text:style-name="P1" loext:marker-style-name="T18"><text:span text:style-name="T16">o </text:span><text:span text:style-name="T18">Access-1-4: 10.180.2.30/24, default gateway: 10.180.2.1</text:span></text:p>
      <text:p text:style-name="Standard" loext:marker-style-name="T18">o Access-2-4: 10.180.2.40/24, default gateway: 10.180.2.1</text:p>
      <text:p text:style-name="Standard" loext:marker-style-name="T18"><text:span text:style-name="T18"/></text:p>
      <text:p text:style-name="Standard" loext:marker-style-name="T18"><text:span text:style-name="T18"/></text:p>
      <text:p text:style-name="Standard">Configuring the management VLAN for access-1-3</text:p>
      <text:p text:style-name="P3"><text:span text:style-name="T20"/></text:p>
      <text:p text:style-name="P2" loext:marker-style-name="T17">access-1-3(config)# </text:p>
      <text:p text:style-name="P2" loext:marker-style-name="T17"/>
      <text:p text:style-name="P2" loext:marker-style-name="T17"/>
      <text:p text:style-name="P2" loext:marker-style-name="T17"/>
      <text:p text:style-name="P2" loext:marker-style-name="T17"><text:soft-page-break/>interface vlan 180</text:p>
      <text:p text:style-name="Standard" loext:marker-style-name="T17">ip address 10.180.2.10 255.255.255.0</text:p>
      <text:p text:style-name="Standard" loext:marker-style-name="T17">no shutdown</text:p>
      <text:p text:style-name="Standard" loext:marker-style-name="T17">exit</text:p>
      <text:p text:style-name="P3">ip default-gateway 10.180.2.1<text:span text:style-name="T20"/></text:p>
      <text:p text:style-name="Standard"/>
      <text:p text:style-name="Standard"/>
      <text:p text:style-name="Standard"><text:span text:style-name="T20">Configuring the management VLAN for access-2-3</text:span></text:p>
      <text:p text:style-name="Standard"><text:span text:style-name="T20"/></text:p>
      <text:p text:style-name="P2" loext:marker-style-name="T17">access-2-3(config)# </text:p>
      <text:p text:style-name="P2" loext:marker-style-name="T17"/>
      <text:p text:style-name="P2" loext:marker-style-name="T17">interface vlan 180</text:p>
      <text:p text:style-name="Standard" loext:marker-style-name="T17">ip address 10.180.2.20 255.255.255.0</text:p>
      <text:p text:style-name="Standard" loext:marker-style-name="T17">no shutdown</text:p>
      <text:p text:style-name="Standard" loext:marker-style-name="T17">exit</text:p>
      <text:p text:style-name="P3">ip default-gateway 10.180.2.1</text:p>
      <text:p text:style-name="Standard"/>
      <text:p text:style-name="Standard">Configuring the management VLAN for access-1-4</text:p>
      <text:p text:style-name="Standard"><text:span text:style-name="T20"/></text:p>
      <text:p text:style-name="P2" loext:marker-style-name="T17">access-1-4(config)# </text:p>
      <text:p text:style-name="P2" loext:marker-style-name="T17"/>
      <text:p text:style-name="P2" loext:marker-style-name="T17">interface vlan 180</text:p>
      <text:p text:style-name="Standard" loext:marker-style-name="T17">ip address 10.180.2.30 255.255.255.0</text:p>
      <text:p text:style-name="Standard" loext:marker-style-name="T17">no shutdown</text:p>
      <text:p text:style-name="Standard" loext:marker-style-name="T17">exit</text:p>
      <text:p text:style-name="P3">ip default-gateway 10.180.2.1</text:p>
      <text:p text:style-name="P3"/>
      <text:p text:style-name="Standard">Configuring the management VLAN for access-2-4</text:p>
      <text:p text:style-name="Standard"><text:span text:style-name="T20"/></text:p>
      <text:p text:style-name="P2" loext:marker-style-name="T17">access-2-4(config)# </text:p>
      <text:p text:style-name="P2" loext:marker-style-name="T17"/>
      <text:p text:style-name="P2" loext:marker-style-name="T17">interface vlan 180</text:p>
      <text:p text:style-name="Standard" loext:marker-style-name="T17">ip address 10.180.2.40 255.255.255.0</text:p>
      <text:p text:style-name="Standard" loext:marker-style-name="T17">no shutdown</text:p>
      <text:p text:style-name="Standard" loext:marker-style-name="T17">exit</text:p>
      <text:p text:style-name="P3">ip default-gateway 10.180.2.1</text:p>
      <text:p text:style-name="P3"><text:span text:style-name="T20"/></text:p>
      <text:p text:style-name="P3"><text:span text:style-name="T20"/></text:p>
      <text:p text:style-name="P7"><text:span text:style-name="T20">static route on both distribution lvl 3</text:span></text:p>
      <text:p text:style-name="P4"><text:span text:style-name="T21"/></text:p>
      <text:p text:style-name="P8"><text:span text:style-name="T21">distribution-1(config)#</text:span></text:p>
      <text:p text:style-name="P8"><text:span text:style-name="T21">ip route 10.180.2.0 255.255.255.0 10.111.1.2</text:span></text:p>
      <text:p text:style-name="P8"><text:span text:style-name="T21">distribution-2(config)#</text:span></text:p>
      <text:p text:style-name="P8"><text:span text:style-name="T21">ip route 10.180.1.0 255.255.255.0 10.111.1.1</text:span></text:p>
      <text:p text:style-name="P8"><text:span text:style-name="T21"/></text:p>
      <text:p text:style-name="P4"><text:soft-page-break/><text:span text:style-name="T21"/></text:p>
      <text:p text:style-name="P4"><text:span text:style-name="T21"/></text:p>
      <text:p text:style-name="P5"><text:span text:style-name="T20"/></text:p>
      <text:p text:style-name="P3"><text:span text:style-name="T20"/></text:p>
      <text:p text:style-name="P1" loext:marker-style-name="T2"><text:span text:style-name="T2">Final Running-Configs</text:span></text:p>
      <text:p text:style-name="P1" loext:marker-style-name="T4"><text:span text:style-name="T4">Distribution-1</text:span><text:span text:style-name="T4"/></text:p>
      <text:p text:style-name="P1" loext:marker-style-name="T8"><text:span text:style-name="T8">!</text:span><text:span text:style-name="T8"/></text:p>
      <text:p text:style-name="P1" loext:marker-style-name="T8"><text:span text:style-name="T8">interface Vlan10</text:span><text:span text:style-name="T8"/></text:p>
      <text:p text:style-name="P1" loext:marker-style-name="T8"><text:span text:style-name="T8">mac-address 0001.43b7.d701</text:span><text:span text:style-name="T8"/></text:p>
      <text:p text:style-name="P1" loext:marker-style-name="T8"><text:span text:style-name="T8">ip address 10.10.0.1 255.255.0.0</text:span><text:span text:style-name="T8"/></text:p>
      <text:p text:style-name="P1" loext:marker-style-name="T8"><text:span text:style-name="T8">!</text:span><text:span text:style-name="T8"/></text:p>
      <text:p text:style-name="P1" loext:marker-style-name="T8"><text:span text:style-name="T8">interface Vlan20</text:span><text:span text:style-name="T8"/></text:p>
      <text:p text:style-name="P1" loext:marker-style-name="T8"><text:span text:style-name="T8">mac-address 0001.43b7.d702</text:span><text:span text:style-name="T8"/></text:p>
      <text:p text:style-name="P1" loext:marker-style-name="T8"><text:span text:style-name="T8">ip address 10.20.0.1 255.255.0.0</text:span><text:span text:style-name="T8"/></text:p>
      <text:p text:style-name="P1" loext:marker-style-name="T8"><text:span text:style-name="T8">!</text:span><text:span text:style-name="T8"/></text:p>
      <text:p text:style-name="P1" loext:marker-style-name="T8"><text:span text:style-name="T8">interface Vlan180</text:span><text:span text:style-name="T8"/></text:p>
      <text:p text:style-name="P1" loext:marker-style-name="T8"><text:span text:style-name="T8">mac-address 0001.43b7.d703</text:span><text:span text:style-name="T8"/></text:p>
      <text:p text:style-name="P1" loext:marker-style-name="T8"><text:span text:style-name="T8">ip address 10.180.1.1 255.255.255.0</text:span><text:span text:style-name="T8"/></text:p>
      <text:p text:style-name="P1" loext:marker-style-name="T8"><text:span text:style-name="T8">!</text:span><text:span text:style-name="T8"/></text:p>
      <text:p text:style-name="P1" loext:marker-style-name="T4"><text:span text:style-name="T4">Access-1-1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1.1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2-1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1.2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1-2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1.3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2-2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1.4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14"><text:span text:style-name="T14">9</text:span><text:span text:style-name="T14"/></text:p>
      <text:p text:style-name="P1" loext:marker-style-name="T4"><text:span text:style-name="T4">Distribution-2</text:span><text:span text:style-name="T4"/></text:p>
      <text:p text:style-name="P1" loext:marker-style-name="T8"><text:span text:style-name="T8">!</text:span><text:span text:style-name="T8"/></text:p>
      <text:p text:style-name="P1" loext:marker-style-name="T8"><text:span text:style-name="T8">interface Vlan30</text:span><text:span text:style-name="T8"/></text:p>
      <text:p text:style-name="P1" loext:marker-style-name="T8"><text:span text:style-name="T8">mac-address 000c.8533.1201</text:span><text:span text:style-name="T8"/></text:p>
      <text:p text:style-name="P1" loext:marker-style-name="T8"><text:span text:style-name="T8">ip address 10.30.0.1 255.255.0.0</text:span><text:span text:style-name="T8"/></text:p>
      <text:p text:style-name="P1" loext:marker-style-name="T8"><text:span text:style-name="T8">!</text:span><text:span text:style-name="T8"/></text:p>
      <text:p text:style-name="P1" loext:marker-style-name="T8"><text:span text:style-name="T8">interface Vlan40</text:span><text:span text:style-name="T8"/></text:p>
      <text:p text:style-name="P1" loext:marker-style-name="T8"><text:span text:style-name="T8">mac-address 000c.8533.1202</text:span><text:span text:style-name="T8"/></text:p>
      <text:p text:style-name="P1" loext:marker-style-name="T8"><text:span text:style-name="T8">ip address 10.40.0.1 255.255.0.0</text:span><text:span text:style-name="T8"/></text:p>
      <text:p text:style-name="P1" loext:marker-style-name="T8"><text:span text:style-name="T8">!</text:span><text:span text:style-name="T8"/></text:p>
      <text:p text:style-name="P1" loext:marker-style-name="T8"><text:span text:style-name="T8">interface Vlan180</text:span><text:span text:style-name="T8"/></text:p>
      <text:p text:style-name="P1" loext:marker-style-name="T8"><text:soft-page-break/><text:span text:style-name="T8">mac-address 000c.8533.1203</text:span><text:span text:style-name="T8"/></text:p>
      <text:p text:style-name="P1" loext:marker-style-name="T8"><text:span text:style-name="T8">ip address 10.180.2.1 255.255.255.0</text:span><text:span text:style-name="T8"/></text:p>
      <text:p text:style-name="P1" loext:marker-style-name="T8"><text:span text:style-name="T8">!</text:span><text:span text:style-name="T8"/></text:p>
      <text:p text:style-name="P1" loext:marker-style-name="T4"><text:span text:style-name="T4">Access-1-3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2.1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2-3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2.2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1-4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2.30 255.255.255.0</text:span><text:span text:style-name="T9"/></text:p>
      <text:p text:style-name="P1" loext:marker-style-name="T9"><text:span text:style-name="T9">!</text:span><text:span text:style-name="T9"/></text:p>
      <text:p text:style-name="P1" loext:marker-style-name="T4"><text:span text:style-name="T4">Access-2-4</text:span><text:span text:style-name="T4"/></text:p>
      <text:p text:style-name="P1" loext:marker-style-name="T9"><text:span text:style-name="T9">!</text:span><text:span text:style-name="T9"/></text:p>
      <text:p text:style-name="P1" loext:marker-style-name="T9"><text:span text:style-name="T9">interface Vlan180</text:span><text:span text:style-name="T9"/></text:p>
      <text:p text:style-name="P1" loext:marker-style-name="T9"><text:span text:style-name="T9">ip address 10.180.2.40 255.255.255.0</text:span><text:span text:style-name="T9"/></text:p>
      <text:p text:style-name="P5"><text:span text:style-name="T9">!</text:span><text:span text:style-name="T13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-BoldMT" svg:font-family="Arial-BoldMT" style:font-family-generic="roman" style:font-pitch="variable"/>
    <style:font-face style:name="ArialMT" svg:font-family="ArialMT" style:font-family-generic="roman" style:font-pitch="variable"/>
    <style:font-face style:name="Calibri" svg:font-family="Calibri" style:font-family-generic="roman" style:font-pitch="variable"/>
    <style:font-face style:name="Calibri-Light" svg:font-family="Calibri-Light" style:font-family-generic="roman" style:font-pitch="variable"/>
    <style:font-face style:name="CourierNewPS-BoldMT" svg:font-family="CourierNewPS-BoldMT" style:font-family-generic="roman" style:font-pitch="variable"/>
    <style:font-face style:name="CourierNewPSMT" svg:font-family="CourierNewPSMT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MT" svg:font-family="SymbolMT" style:font-family-generic="roman" style:font-pitch="variable"/>
    <style:font-face style:name="TimesNewRomanPSMT" svg:font-family="TimesNewRomanPSMT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4T05:41:42.456000000</meta:creation-date>
    <meta:generator>LibreOffice/7.5.5.2$Windows_X86_64 LibreOffice_project/ca8fe7424262805f223b9a2334bc7181abbcbf5e</meta:generator>
    <dc:date>2024-05-04T06:28:15.409000000</dc:date>
    <meta:editing-duration>PT46M33S</meta:editing-duration>
    <meta:editing-cycles>1</meta:editing-cycles>
    <meta:document-statistic meta:table-count="0" meta:image-count="0" meta:object-count="0" meta:page-count="6" meta:paragraph-count="198" meta:word-count="857" meta:character-count="6347" meta:non-whitespace-character-count="5678"/>
  </office:meta>
</office:document-meta>
</file>